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73cm" fo:min-width="2.258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5cm" fo:min-width="3.7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1.942cm" fo:min-width="2.258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2.65cm" fo:min-width="4.6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55cm" fo:min-width="5.3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2.95cm" fo:min-width="4.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2.95cm" fo:min-width="3.9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1.942cm" fo:min-width="2.612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1.802cm" fo:min-width="2.824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3.05cm" fo:min-width="4.1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2.85cm" fo:min-width="5.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ffffcc"/>
      <style:paragraph-properties fo:text-align="center"/>
      <style:text-properties fo:font-size="14pt"/>
    </style:style>
    <style:style style:name="P4" style:family="paragraph">
      <loext:graphic-properties draw:fill-color="#ffffcc"/>
      <style:paragraph-properties fo:text-align="center"/>
      <style:text-properties fo:font-size="12pt"/>
    </style:style>
    <style:style style:name="P5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cc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-color="#ffffcc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По_20_подразбиране">
        <draw:custom-shape draw:style-name="gr1" draw:text-style-name="P2" draw:layer="layout" svg:width="3.9cm" svg:height="2.8cm" svg:x="8.7cm" svg:y="2.6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2cm" svg:height="3cm" svg:x="1.9cm" svg:y="7cm">
          <text:p text:style-name="P1"><text:span text:style-name="T1">cxr LIKE 'LH|EK'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1cm" svg:x="7.4cm" svg:y="7.1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1cm" svg:height="2.9cm" svg:x="12.2cm" svg:y="7.2cm">
          <text:p text:style-name="P1"><text:span text:style-name="T2">date_disc &lt; '180620'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8cm" svg:height="2.8cm" svg:x="17.5cm" svg:y="7.3cm">
          <text:p text:style-name="P1"><text:span text:style-name="T3">AND date_eff &lt; date_dis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.2cm" svg:x="1.3cm" svg:y="15.8cm">
          <text:p text:style-name="P1"><text:span text:style-name="T4">commercial_name LIKE 'PET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cm" svg:height="3.2cm" svg:x="6.6cm" svg:y="15.7cm">
          <text:p text:style-name="P1">type='C'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cm" svg:height="3.1cm" svg:x="3.9cm" svg:y="11.6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7cm" svg:height="2.9cm" svg:x="13.4cm" svg:y="11.7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6cm" svg:height="3.3cm" svg:x="12.1cm" svg:y="15.7cm">
          <text:p text:style-name="P1">type='F'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cm" svg:height="3.1cm" svg:x="17.5cm" svg:y="15.7cm">
          <text:p text:style-name="P8"><text:span text:style-name="T3">commercial_name='MEAL'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6cm" svg:y1="5.5cm" svg:x2="9.2cm" svg:y2="7.2cm">
          <text:p/>
        </draw:line>
        <draw:line draw:style-name="gr12" draw:text-style-name="P10" draw:layer="layout" svg:x1="9.3cm" svg:y1="5cm" svg:x2="4.2cm" svg:y2="7.1cm">
          <text:p/>
        </draw:line>
        <draw:line draw:style-name="gr12" draw:text-style-name="P10" draw:layer="layout" svg:x1="12cm" svg:y1="5cm" svg:x2="14.2cm" svg:y2="7.3cm">
          <text:p/>
        </draw:line>
        <draw:line draw:style-name="gr12" draw:text-style-name="P10" draw:layer="layout" svg:x1="12.7cm" svg:y1="4.1cm" svg:x2="19.8cm" svg:y2="7.3cm">
          <text:p/>
        </draw:line>
        <draw:line draw:style-name="gr12" draw:text-style-name="P10" draw:layer="layout" svg:x1="8.1cm" svg:y1="9.7cm" svg:x2="6.1cm" svg:y2="11.7cm">
          <text:p/>
        </draw:line>
        <draw:line draw:style-name="gr12" draw:text-style-name="P10" draw:layer="layout" svg:x1="10.7cm" svg:y1="9.7cm" svg:x2="14.2cm" svg:y2="12.3cm">
          <text:p/>
        </draw:line>
        <draw:line draw:style-name="gr12" draw:text-style-name="P10" draw:layer="layout" svg:x1="4.6cm" svg:y1="14.3cm" svg:x2="3.5cm" svg:y2="15.8cm">
          <text:p/>
        </draw:line>
        <draw:line draw:style-name="gr12" draw:text-style-name="P10" draw:layer="layout" svg:x1="7.6cm" svg:y1="14.3cm" svg:x2="8.9cm" svg:y2="15.9cm">
          <text:p/>
        </draw:line>
        <draw:line draw:style-name="gr12" draw:text-style-name="P10" draw:layer="layout" svg:x1="14.5cm" svg:y1="14.3cm" svg:x2="14.2cm" svg:y2="15.9cm">
          <text:p/>
        </draw:line>
        <draw:line draw:style-name="gr12" draw:text-style-name="P10" draw:layer="layout" svg:x1="17.3cm" svg:y1="14.2cm" svg:x2="20.1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bg" fo:country="BG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По_20_подразбиране" style:display-name="По подразбиране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0:34:29.803271853</meta:creation-date>
    <dc:date>2018-08-01T03:53:53.606718329</dc:date>
    <meta:editing-duration>PT15M34S</meta:editing-duration>
    <meta:editing-cycles>4</meta:editing-cycles>
    <meta:generator>LibreOffice/6.0.5.2$Linux_X86_64 LibreOffice_project/00m0$Build-2</meta:generator>
    <meta:document-statistic meta:object-count="21"/>
  </office:meta>
</office:document-meta>
</file>